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7-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VENANT (7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VENANT (7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mise (7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omise (7:1-1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request (7:1-7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request (7:1-7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purpose (7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prohibition (7:4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omise (7:1-1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request (7:1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Lord's response (7:8-17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Lord's response (7:8-17):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omise to David (7:8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romise to David's descendant (7:12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romise to David's descendants (7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mise (7:1-1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request (7:1-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Lord's response (7:8-1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COVENANT (7:1-2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mise (7:1-1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rayer (7:18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SAMUEL 7-8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THE COVENANT (7:1-2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CONQUESTS (8:1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THE CONQUESTS (8:1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David's campaigns (8:1-1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David's campaigns (8:1-14)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Against the Philistines (8:1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Against the Moabites (8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Against Hadadezer and the Arameans (8:3-1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Against the Edomites (8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CONQUESTS (8:1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David's campaigns (8:1-14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avid's court (8:15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SAMUEL 7-8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HE COVENANT (7:1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CONQUESTS (8:1-1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7-8</dc:title>
    <meta:initial-creator>David STRICKLAND</meta:initial-creator>
    <dc:creator>David STRICKLAND</dc:creator>
    <meta:creation-date>2020-02-24T10:49:28Z</meta:creation-date>
    <dc:date>2020-02-24T10:49:29Z</dc:date>
    <meta:template xlink:href="BibleStudy" xlink:type="simple"/>
    <meta:editing-cycles>1</meta:editing-cycles>
    <meta:editing-duration>PT0S</meta:editing-duration>
    <meta:document-statistic meta:paragraph-count="38" meta:word-count="227"/>
  </office:meta>
</office:document-meta>
</file>